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text-properties officeooo:rsid="0012efdd" officeooo:paragraph-rsid="0012efdd"/>
    </style:style>
    <style:style style:name="P2" style:family="paragraph" style:parent-style-name="normal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ba IOC</text:p>
      <text:p text:style-name="normal"/>
      <text:p text:style-name="P1">Saba</text:p>
      <text:p text:style-name="P1">sib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20T12:19:33.400000000</dc:date>
    <meta:editing-duration>PT23S</meta:editing-duration>
    <meta:editing-cycles>1</meta:editing-cycles>
    <meta:document-statistic meta:table-count="0" meta:image-count="0" meta:object-count="0" meta:page-count="1" meta:paragraph-count="3" meta:word-count="4" meta:character-count="17" meta:non-whitespace-character-count="16"/>
    <meta:generator>LibreOffice/7.0.1.2$Windows_X86_64 LibreOffice_project/7cbcfc562f6eb6708b5ff7d7397325de9e764452</meta:generator>
  </office:meta>
</office:document-meta>
</file>